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8000007AB00001392E7354F3A.svm" manifest:media-type=""/>
  <manifest:file-entry manifest:full-path="Pictures/100002010000001F0000002F037DECC2.png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ook Antiqua" svg:font-family="'Book Antiqua'" style:font-adornments="Standaard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fill="solid" draw:fill-color="#b2b2b2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Fine_20_Dashed"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  <style:text-properties style:font-name="Book Antiqua" fo:font-size="18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8cm" draw:transform="rotate (-1.5707963267949) translate (8cm 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cm" svg:y1="0cm" svg:x2="8cm" svg:y2="11cm">
          <text:p/>
        </draw:line>
        <draw:line draw:style-name="gr2" draw:text-style-name="P1" draw:layer="layout" svg:x1="0cm" svg:y1="0cm" svg:x2="0cm" svg:y2="11cm">
          <text:p/>
        </draw:line>
        <draw:line draw:style-name="gr3" draw:text-style-name="P1" draw:layer="layout" svg:x1="4cm" svg:y1="0cm" svg:x2="4cm" svg:y2="11cm">
          <text:p/>
        </draw:line>
        <draw:custom-shape draw:style-name="gr4" draw:text-style-name="P1" draw:layer="layout" svg:width="3.2cm" svg:height="0.6cm" draw:transform="rotate (-1.5707963267949) translate (0.8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2cm" svg:height="0.6cm" draw:transform="rotate (-1.5707963267949) translate (1.8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2cm" svg:height="0.6cm" draw:transform="rotate (-1.5707963267949) translate (2.8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2cm" svg:height="0.6cm" draw:transform="rotate (-1.5707963267949) translate (3.8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2cm" svg:height="0.6cm" draw:transform="rotate (-1.5707963267949) translate (4.8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2cm" svg:height="0.6cm" draw:transform="rotate (-1.5707963267949) translate (5.8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2cm" svg:height="0.6cm" draw:transform="rotate (-1.5707963267949) translate (6.8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2cm" svg:height="0.6cm" draw:transform="rotate (-1.5707963267949) translate (7.8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.2cm" svg:y1="5.6cm" svg:x2="2.2cm" svg:y2="7.2cm">
          <text:p text:style-name="P1"/>
        </draw:line>
        <draw:frame draw:style-name="gr6" draw:text-style-name="P1" draw:layer="layout" svg:width="1.809cm" svg:height="2.744cm" svg:x="0.4cm" svg:y="7.2cm">
          <draw:image xlink:href="Pictures/100002010000001F0000002F037DECC2.png" xlink:type="simple" xlink:show="embed" xlink:actuate="onLoad">
            <text:p/>
          </draw:image>
        </draw:frame>
        <draw:frame draw:style-name="gr7" draw:text-style-name="P1" draw:layer="layout" svg:width="1.962cm" svg:height="5.009cm" svg:x="1.1cm" svg:y="0.1cm">
          <draw:image xlink:href="Pictures/20000008000007AB00001392E7354F3A.svm" xlink:type="simple" xlink:show="embed" xlink:actuate="onLoad">
            <text:p/>
          </draw:image>
        </draw:frame>
        <draw:line draw:style-name="gr5" draw:text-style-name="P1" draw:layer="layout" svg:x1="2.6cm" svg:y1="9.3cm" svg:x2="4.5cm" svg:y2="9.3cm">
          <text:p text:style-name="P1"><text:line-break/></text:p>
        </draw:line>
        <draw:frame draw:style-name="gr8" draw:text-style-name="P2" draw:layer="layout" svg:width="0.606cm" svg:height="0.543cm" svg:x="3.167cm" svg:y="8.49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2" draw:layer="layout" svg:width="0.606cm" svg:height="0.543cm" svg:x="2.355cm" svg:y="5.9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Book Antiqua" svg:font-family="'Book Antiqua'" style:font-adornments="Standaard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7T10:41:09.170000000</meta:creation-date>
    <dc:date>2014-04-17T11:58:52.684000000</dc:date>
    <meta:editing-duration>PT32M</meta:editing-duration>
    <meta:editing-cycles>3</meta:editing-cycles>
    <meta:generator>LibreOffice/4.1.5.3$Windows_x86 LibreOffice_project/1c1366bba2ba2b554cd2ca4d87c06da81c05d24</meta:generator>
    <meta:document-statistic meta:object-count="18"/>
  </office:meta>
</office:document-meta>
</file>

<file path=Object 1/content.xml><?xml version="1.0" encoding="utf-8"?>
<math xmlns="http://www.w3.org/1998/Math/MathML">
  <semantics>
    <mrow>
      <mover accent="true">
        <mrow>
          <msub>
            <mi>v</mi>
            <mi>P</mi>
          </msub>
        </mrow>
        <mo stretchy="false">⃗</mo>
      </mover>
    </mrow>
    <annotation encoding="StarMath 5.0">vec{v_P}</annotation>
  </semantics>
</math>
</file>

<file path=Object 2/content.xml><?xml version="1.0" encoding="utf-8"?>
<math xmlns="http://www.w3.org/1998/Math/MathML">
  <semantics>
    <mrow>
      <mover accent="true">
        <mrow>
          <msub>
            <mi>v</mi>
            <mi>C</mi>
          </msub>
        </mrow>
        <mo stretchy="false">⃗</mo>
      </mover>
    </mrow>
    <annotation encoding="StarMath 5.0">vec{v_C}</annotation>
  </semantics>
</math>
</file>